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>
        <style:tab-stops>
          <style:tab-stop style:position="3.14cm"/>
        </style:tab-stops>
      </style:paragraph-properties>
      <style:text-properties style:font-name="Helvetica" style:text-underline-style="none"/>
    </style:style>
    <style:style style:name="P2" style:family="paragraph" style:parent-style-name="Standard" style:list-style-name="L1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officeooo:rsid="00042dce" officeooo:paragraph-rsid="00042dce" style:font-size-asian="11.5pt" style:font-size-complex="11.5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officeooo:rsid="00031f16" officeooo:paragraph-rsid="00031f16" style:font-size-asian="11.5pt" style:font-size-complex="11.5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officeooo:rsid="000a356f" officeooo:paragraph-rsid="000a356f" style:font-size-asian="11.5pt" style:font-size-complex="11.5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bold" officeooo:rsid="00075afa" officeooo:paragraph-rsid="00075afa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bold" officeooo:rsid="00075afa" officeooo:paragraph-rsid="00083bd9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bold" officeooo:rsid="00083bd9" officeooo:paragraph-rsid="00083bd9" style:font-size-asian="11.5pt" style:font-weight-asian="bold" style:font-size-complex="11.5pt" style:font-weight-complex="bold"/>
    </style:style>
    <style:style style:name="P8" style:family="paragraph" style:parent-style-name="Standard" style:list-style-name="L2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normal" officeooo:rsid="00075afa" officeooo:paragraph-rsid="00075afa" style:font-size-asian="11.5pt" style:font-weight-asian="normal" style:font-size-complex="11.5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normal" officeooo:rsid="00075afa" officeooo:paragraph-rsid="00075afa" style:font-size-asian="11.5pt" style:font-weight-asian="normal" style:font-size-complex="11.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normal" officeooo:rsid="00083bd9" officeooo:paragraph-rsid="00083bd9" style:font-size-asian="11.5pt" style:font-weight-asian="normal" style:font-size-complex="11.5pt" style:font-weight-complex="normal"/>
    </style:style>
    <style:style style:name="P11" style:family="paragraph" style:parent-style-name="Standard" style:list-style-name="L5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fo:font-weight="normal" officeooo:rsid="000a356f" officeooo:paragraph-rsid="000a356f" style:font-size-asian="11.5pt" style:font-weight-asian="normal" style:font-size-complex="11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Helvetica" fo:font-size="11.5pt" fo:font-weight="normal" officeooo:paragraph-rsid="000a356f" style:font-size-asian="11.5pt" style:font-weight-asian="normal" style:font-size-complex="11.5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officeooo:paragraph-rsid="000a356f"/>
    </style:style>
    <style:style style:name="P14" style:family="paragraph" style:parent-style-name="Standard" style:list-style-name="L4">
      <style:paragraph-properties fo:text-align="justify" style:justify-single-word="false">
        <style:tab-stops>
          <style:tab-stop style:position="3.14cm"/>
        </style:tab-stops>
      </style:paragraph-properties>
      <style:text-properties fo:font-size="11.5pt" officeooo:rsid="00083bd9" officeooo:paragraph-rsid="00083bd9" style:font-size-asian="11.5pt" style:font-size-complex="11.5pt"/>
    </style:style>
    <style:style style:name="P15" style:family="paragraph" style:parent-style-name="Standard" style:list-style-name="L4">
      <style:paragraph-properties fo:text-align="justify" style:justify-single-word="false">
        <style:tab-stops>
          <style:tab-stop style:position="3.14cm"/>
        </style:tab-stops>
      </style:paragraph-properties>
      <style:text-properties fo:font-size="11.5pt" officeooo:paragraph-rsid="00083bd9" style:font-size-asian="11.5pt" style:font-size-complex="11.5pt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3.14cm"/>
        </style:tab-stops>
      </style:paragraph-properties>
      <style:text-properties style:font-name="Helvetica" fo:font-size="11.5pt" style:text-underline-style="none" officeooo:rsid="00075afa" officeooo:paragraph-rsid="000c0a1a" style:font-size-asian="11.5pt" style:font-size-complex="11.5pt"/>
    </style:style>
    <style:style style:name="T1" style:family="text">
      <style:text-properties officeooo:rsid="00042dce"/>
    </style:style>
    <style:style style:name="T2" style:family="text">
      <style:text-properties style:font-name="Helvetica" style:text-underline-style="none" fo:font-weight="normal" style:font-weight-asian="normal" style:font-weight-complex="normal"/>
    </style:style>
    <style:style style:name="T3" style:family="text">
      <style:text-properties style:font-name="Helvetica" style:text-underline-style="none" fo:font-weight="normal" officeooo:rsid="00075afa" style:font-weight-asian="normal" style:font-weight-complex="normal"/>
    </style:style>
    <style:style style:name="T4" style:family="text">
      <style:text-properties style:font-name="Helvetica" style:text-underline-style="none" fo:font-weight="normal" officeooo:rsid="000a356f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a356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9" style:family="text">
      <style:text-properties fo:font-size="11.5pt" style:text-underline-style="none" fo:font-weight="normal" officeooo:rsid="00083bd9" style:font-size-asian="11.5pt" style:font-weight-asian="normal" style:font-size-complex="11.5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4 Laboratorio 1.2.4.5 Packet Tracer - Network Representation </text:h>
      <text:p text:style-name="P16">Identificar dispositivos y decir qué hacen y para qué sirven.</text:p>
      <text:p text:style-name="P16"><text:span text:style-name="T1">Componentes presentes:</text:span></text:p>
      <text:list xml:id="list773493382" text:style-name="L1">
        <text:list-item>
          <text:p text:style-name="P2">7 Pcs.</text:p>
        </text:list-item>
        <text:list-item>
          <text:p text:style-name="P2">2 portátiles.</text:p>
        </text:list-item>
        <text:list-item>
          <text:p text:style-name="P2">1 Teléfono inteligente.</text:p>
        </text:list-item>
        <text:list-item>
          <text:p text:style-name="P2">2 Impresoras de inyección de tinta.</text:p>
        </text:list-item>
        <text:list-item>
          <text:p text:style-name="P2">2 Teléfonos IP.</text:p>
        </text:list-item>
        <text:list-item>
          <text:p text:style-name="P2">2 Servidores.</text:p>
        </text:list-item>
        <text:list-item>
          <text:p text:style-name="P4">2 Multislayers.</text:p>
        </text:list-item>
        <text:list-item>
          <text:p text:style-name="P4">1 Access Point.</text:p>
        </text:list-item>
        <text:list-item>
          <text:p text:style-name="P4">4 Switch</text:p>
        </text:list-item>
      </text:list>
      <text:p text:style-name="P3"/>
      <text:p text:style-name="P3"/>
      <text:p text:style-name="P5">Área Home Office</text:p>
      <text:list xml:id="list3965584652" text:style-name="L2">
        <text:list-item>
          <text:p text:style-name="P8">Está compuesta de:<text:tab/></text:p>
          <text:list>
            <text:list-item>
              <text:p text:style-name="P8">1 Pc de escritorio doméstico.</text:p>
            </text:list-item>
            <text:list-item>
              <text:p text:style-name="P8">1 Portátil doméstico.</text:p>
            </text:list-item>
            <text:list-item>
              <text:p text:style-name="P8">1 Impresora de inyección de tinta.</text:p>
            </text:list-item>
            <text:list-item>
              <text:p text:style-name="P8">1 Tablet.</text:p>
            </text:list-item>
          </text:list>
        </text:list-item>
      </text:list>
      <text:p text:style-name="P9">El componente importante de esta área es el Módem que está conectado a un router (WRS) que se encarga de compartir la señal con los componentes mencionados anteriormente. </text:p>
      <text:p text:style-name="P9"/>
      <text:p text:style-name="P6">Área Central</text:p>
      <text:list xml:id="list3549317111" text:style-name="L4">
        <text:list-item>
          <text:p text:style-name="P15"><text:span text:style-name="T3">Está compuesta de:</text:span></text:p>
          <text:list>
            <text:list-item>
              <text:p text:style-name="P14"><text:span text:style-name="T3">1 </text:span><text:span text:style-name="T2">Servidor </text:span><text:span text:style-name="T4">(central).</text:span></text:p>
            </text:list-item>
            <text:list-item>
              <text:p text:style-name="P14"><text:span text:style-name="T2">3 Switch.</text:span></text:p>
            </text:list-item>
            <text:list-item>
              <text:p text:style-name="P14"><text:span text:style-name="T2">1 Router.</text:span></text:p>
            </text:list-item>
            <text:list-item>
              <text:p text:style-name="P14"><text:span text:style-name="T2">2 Multislayer.</text:span></text:p>
            </text:list-item>
          </text:list>
        </text:list-item>
      </text:list>
      <text:p text:style-name="P10">El área central está compuesta de un Servidor Central que está conectado a un Switch que a su vez, está conectado a un Router(R2), <text:span text:style-name="T6">que recibe la señal de internet,</text:span> conectado a dos Multislayer Switches que administran las conexiones entre dos Switches normales.</text:p>
      <text:p text:style-name="P10">Las 4 pcs están divididas en dos grupos de dos pcs y conectadas dos pcs a cada Switch normal.</text:p>
      <text:p text:style-name="P10"/>
      <text:p text:style-name="P7">Área Branch</text:p>
      <text:list xml:id="list4160194731" text:style-name="L5">
        <text:list-item>
          <text:p text:style-name="P11">Está compuesta de:</text:p>
          <text:list>
            <text:list-item>
              <text:p text:style-name="P11">1 Servidor (sucursal).</text:p>
            </text:list-item>
            <text:list-item>
              <text:p text:style-name="P11">1 Router.</text:p>
            </text:list-item>
            <text:list-item>
              <text:p text:style-name="P11">1 Impresora de inyección de tinta.</text:p>
            </text:list-item>
            <text:list-item>
              <text:p text:style-name="P11">1 Teléfono inteligente.</text:p>
            </text:list-item>
            <text:list-item>
              <text:p text:style-name="P11">1 Switch.</text:p>
            </text:list-item>
            <text:list-item>
              <text:p text:style-name="P11">1 Punto de acceso (Access Point).</text:p>
            </text:list-item>
            <text:list-item>
              <text:p text:style-name="P11">2 Teléfonos IP.</text:p>
            </text:list-item>
            <text:list-item>
              <text:p text:style-name="P11">1 Portátil.</text:p>
            </text:list-item>
            <text:list-item>
              <text:p text:style-name="P11">2 Pcs.</text:p>
            </text:list-item>
          </text:list>
        </text:list-item>
      </text:list>
      <text:p text:style-name="P12">Un router(R4) es el elemento principal que esta conectado a un switch(S4), este switch, administra el resto de los dispositivos principales como son: un Servidor Sucursal, un láser, 2 teléfonos cada uno con su IP única y un punto de acceso. Este punto de acceso esta conectado un teléfono inteligente y a un portátil. Y también, un teléfono esta conectado a un ordenador (Ventas) y el otro teléfono esta conectado a un ordenador (Contabilidad).</text:p>
      <text:p text:style-name="P13"><text:span text:style-name="T9">Conectado al Internet esta el módem de Home Office y uniendo Internet e Intranet está el switch R2 de Central y el switch R4 de Bran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0:09:58.264382041</meta:creation-date>
    <dc:date>2022-03-31T13:26:48.351224242</dc:date>
    <meta:editing-duration>PT48M33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1" meta:paragraph-count="40" meta:word-count="334" meta:character-count="1822" meta:non-whitespace-character-count="1554"/>
  </office:meta>
</office:document-meta>
</file>